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7D000000537E9CD16A.png"/>
  <manifest:file-entry manifest:media-type="image/png" manifest:full-path="Pictures/100000000000007C0000003EDCB88F5F.png"/>
  <manifest:file-entry manifest:media-type="image/png" manifest:full-path="Pictures/100000000000007E00000051FEE506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LGC Sans'" style:font-family-generic="swiss" style:font-pitch="variable"/>
    </style:style>
    <style:style style:name="P3" style:family="paragraph">
      <style:text-properties fo:font-family="'DejaVu LGC Sans'" style:font-family-generic="swiss" style:font-pitch="variable"/>
    </style:style>
    <style:style style:name="T1" style:family="text">
      <style:text-properties fo:font-family="'DejaVu LGC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8cm" svg:height="5.8cm" svg:x="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5.8cm" svg:x="1cm" svg:y="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5.8cm" svg:x="10cm" svg:y="1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cm" svg:height="1.75cm" svg:x="1cm" svg:y="14cm">
          <draw:text-box>
            <text:p text:style-name="P2"><text:span text:style-name="T1">Saurel Guilhem</text:span></text:p>
          </draw:text-box>
        </draw:frame>
        <draw:frame draw:style-name="gr3" draw:text-style-name="P2" draw:layer="layout" svg:width="9cm" svg:height="1cm" svg:x="1cm" svg:y="20cm">
          <draw:text-box>
            <text:p text:style-name="P2"><text:span text:style-name="T1">Larbi Chakib</text:span></text:p>
          </draw:text-box>
        </draw:frame>
        <draw:frame draw:style-name="gr4" draw:text-style-name="P3" draw:layer="layout" svg:width="9cm" svg:height="1.25cm" svg:x="10cm" svg:y="20cm">
          <draw:text-box>
            <text:p text:style-name="P2"><text:span text:style-name="T1">Petillat Vincent</text:span></text:p>
          </draw:text-box>
        </draw:frame>
        <draw:frame draw:style-name="gr5" draw:text-style-name="P1" draw:layer="layout" svg:width="4.4cm" svg:height="2.8cm" svg:x="1cm" svg:y="22.03cm">
          <draw:image xlink:href="Pictures/100000000000007C0000003EDCB88F5F.png" xlink:type="simple" xlink:show="embed" xlink:actuate="onLoad">
            <text:p/>
          </draw:image>
        </draw:frame>
        <draw:frame draw:style-name="gr5" draw:text-style-name="P1" draw:layer="layout" svg:width="4.4cm" svg:height="2.83cm" svg:x="5.4cm" svg:y="22cm">
          <draw:image xlink:href="Pictures/100000000000007E00000051FEE50630.png" xlink:type="simple" xlink:show="embed" xlink:actuate="onLoad">
            <text:p/>
          </draw:image>
        </draw:frame>
        <draw:frame draw:style-name="gr5" draw:text-style-name="P1" draw:layer="layout" svg:width="4.4cm" svg:height="2.8cm" svg:x="1cm" svg:y="16cm">
          <draw:image xlink:href="Pictures/100000000000007C0000003EDCB88F5F.png" xlink:type="simple" xlink:show="embed" xlink:actuate="onLoad">
            <text:p/>
          </draw:image>
        </draw:frame>
        <draw:frame draw:style-name="gr5" draw:text-style-name="P1" draw:layer="layout" svg:width="4.4cm" svg:height="2.92cm" svg:x="5.4cm" svg:y="15.88cm">
          <draw:image xlink:href="Pictures/100000000000007D000000537E9CD16A.png" xlink:type="simple" xlink:show="embed" xlink:actuate="onLoad">
            <text:p/>
          </draw:image>
        </draw:frame>
        <draw:frame draw:style-name="gr5" draw:text-style-name="P1" draw:layer="layout" svg:width="4.4cm" svg:height="2.92cm" svg:x="5.4cm" svg:y="15.88cm">
          <draw:image xlink:href="Pictures/100000000000007D000000537E9CD16A.png" xlink:type="simple" xlink:show="embed" xlink:actuate="onLoad">
            <text:p/>
          </draw:image>
        </draw:frame>
        <draw:frame draw:style-name="gr5" draw:text-style-name="P1" draw:layer="layout" svg:width="4.4cm" svg:height="2.8cm" svg:x="1cm" svg:y="16cm">
          <draw:image xlink:href="Pictures/100000000000007C0000003EDCB88F5F.png" xlink:type="simple" xlink:show="embed" xlink:actuate="onLoad">
            <text:p/>
          </draw:image>
        </draw:frame>
        <draw:frame draw:style-name="gr5" draw:text-style-name="P1" draw:layer="layout" svg:width="4.4cm" svg:height="2.92cm" svg:x="5.4cm" svg:y="15.88cm">
          <draw:image xlink:href="Pictures/100000000000007D000000537E9CD16A.png" xlink:type="simple" xlink:show="embed" xlink:actuate="onLoad">
            <text:p/>
          </draw:image>
        </draw:frame>
        <draw:frame draw:style-name="gr5" draw:text-style-name="P1" draw:layer="layout" svg:width="4.4cm" svg:height="2.92cm" svg:x="5.4cm" svg:y="15.88cm">
          <draw:image xlink:href="Pictures/100000000000007D000000537E9CD16A.png" xlink:type="simple" xlink:show="embed" xlink:actuate="onLoad">
            <text:p/>
          </draw:image>
        </draw:frame>
        <draw:frame draw:style-name="gr5" draw:text-style-name="P1" draw:layer="layout" svg:width="4.4cm" svg:height="2.8cm" svg:x="10cm" svg:y="22cm">
          <draw:image xlink:href="Pictures/100000000000007C0000003EDCB88F5F.png" xlink:type="simple" xlink:show="embed" xlink:actuate="onLoad">
            <text:p/>
          </draw:image>
        </draw:frame>
        <draw:frame draw:style-name="gr5" draw:text-style-name="P1" draw:layer="layout" svg:width="4.4cm" svg:height="2.92cm" svg:x="14.4cm" svg:y="21.88cm">
          <draw:image xlink:href="Pictures/100000000000007D000000537E9CD16A.png" xlink:type="simple" xlink:show="embed" xlink:actuate="onLoad">
            <text:p/>
          </draw:image>
        </draw:frame>
        <draw:frame draw:style-name="gr5" draw:text-style-name="P1" draw:layer="layout" svg:width="4.4cm" svg:height="2.92cm" svg:x="14.4cm" svg:y="21.88cm">
          <draw:image xlink:href="Pictures/100000000000007D000000537E9CD16A.png" xlink:type="simple" xlink:show="embed" xlink:actuate="onLoad">
            <text:p/>
          </draw:image>
        </draw:frame>
        <draw:frame draw:style-name="gr5" draw:text-style-name="P1" draw:layer="layout" svg:width="4.4cm" svg:height="2.8cm" svg:x="10cm" svg:y="22cm">
          <draw:image xlink:href="Pictures/100000000000007C0000003EDCB88F5F.png" xlink:type="simple" xlink:show="embed" xlink:actuate="onLoad">
            <text:p/>
          </draw:image>
        </draw:frame>
        <draw:frame draw:style-name="gr5" draw:text-style-name="P1" draw:layer="layout" svg:width="4.4cm" svg:height="2.92cm" svg:x="14.4cm" svg:y="21.88cm">
          <draw:image xlink:href="Pictures/100000000000007D000000537E9CD16A.png" xlink:type="simple" xlink:show="embed" xlink:actuate="onLoad">
            <text:p/>
          </draw:image>
        </draw:frame>
        <draw:frame draw:style-name="gr5" draw:text-style-name="P1" draw:layer="layout" svg:width="4.4cm" svg:height="2.92cm" svg:x="14.4cm" svg:y="21.88cm">
          <draw:image xlink:href="Pictures/100000000000007D000000537E9CD1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5T12:01:31</meta:creation-date>
    <meta:print-date>2011-04-15T12:24:34</meta:print-date>
    <dc:date>2011-04-15T12:28:45</dc:date>
    <meta:editing-duration>PT12M4S</meta:editing-duration>
    <meta:editing-cycles>1</meta:editing-cycles>
    <meta:document-statistic meta:object-count="20"/>
    <meta:generator>LibreOffice/3.3$Unix LibreOffice_project/330m19$Build-202</meta:generator>
  </office:meta>
</office:document-meta>
</file>